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8.466cm" style:type="right"/>
        </style:tab-stops>
      </style:paragraph-properties>
    </style:style>
    <style:style style:name="P6" style:family="paragraph" style:parent-style-name="Contents_20_2">
      <style:paragraph-properties>
        <style:tab-stops>
          <style:tab-stop style:position="17.967cm" style:type="right"/>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Textkörper_20_Bold">
      <style:paragraph-properties fo:margin-top="0cm" fo:margin-bottom="0.212cm" fo:text-align="justify" style:justify-single-word="false" fo:padding="0cm" fo:border="none" style:shadow="none"/>
      <style:text-properties fo:font-size="12pt" style:language-asian="zxx" style:country-asian="none" style:language-complex="zxx" style:country-complex="none"/>
    </style:style>
    <style:style style:name="P20" style:family="paragraph" style:parent-style-name="Text_20_body" style:list-style-name="L10"/>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T1" style:family="text">
      <style:text-properties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Programming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11. May 2012</text:modification-date> (revision <text:editing-cycles>68</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ontent</text:p>
          </text:index-title>
          <text:p text:style-name="P5"><text:a xlink:type="simple" xlink:href="#__RefHeading__332_1489308464" text:style-name="Internet_20_link" text:visited-style-name="Internet_20_link">1 User interface</text:a><text:tab/>3</text:p>
          <text:p text:style-name="P6">1.1 Start screen<text:tab/>3</text:p>
          <text:p text:style-name="P6">1.2 Load Scenario dialog<text:tab/>4</text:p>
          <text:p text:style-name="P6">1.3 Main map screen<text:tab/>4</text:p>
          <text:p text:style-name="P6">1.4 Transport dialog<text:tab/>4</text:p>
          <text:p text:style-name="P6">1.5 Industry dialog<text:tab/>4</text:p>
          <text:p text:style-name="P6">1.6 Trade dialog<text:tab/>4</text:p>
          <text:p text:style-name="P6">1.7 Statistics dialog<text:tab/>4</text:p>
          <text:p text:style-name="P6">1.8 Turn End dialog<text:tab/>4</text:p>
          <text:p text:style-name="P6">1.9 Save dialog<text:tab/>4</text:p>
          <text:p text:style-name="P6">1.10 Newspaper dialog<text:tab/>4</text:p>
          <text:p text:style-name="P6">1.11 Battles dialog<text:tab/>4</text:p>
          <text:p text:style-name="P6">1.12 Editor Screen<text:tab/>4</text:p>
          <text:p text:style-name="P6">1.13 Minor<text:tab/>4</text:p>
          <text:p text:style-name="P5"><text:a xlink:type="simple" xlink:href="#__RefHeading__546_862683640" text:style-name="Internet_20_link" text:visited-style-name="Internet_20_link">2 Artificial Intelligence</text:a><text:tab/>6</text:p>
          <text:p text:style-name="P6">2.1 Requirements<text:tab/>6</text:p>
          <text:p text:style-name="P6">2.2 Liquid Feedback<text:tab/>6</text:p>
          <text:p text:style-name="P5"><text:a xlink:type="simple" xlink:href="#__RefHeading__405_764414512" text:style-name="Internet_20_link" text:visited-style-name="Internet_20_link">3 Programmers Guide</text:a><text:tab/>7</text:p>
          <text:p text:style-name="P6">3.1 Coding standards<text:tab/>7</text:p>
          <text:p text:style-name="P6">3.2 Challenges by topic<text:tab/>7</text:p>
          <text:p text:style-name="P6">3.3 Load and Save<text:tab/>7</text:p>
          <text:p text:style-name="P6">3.4 Scenarios<text:tab/>8</text:p>
          <text:p text:style-name="P6">3.5 Third party libraries<text:tab/>8</text:p>
          <text:p text:style-name="P6">3.6 Similar projects<text:tab/>8</text:p>
        </text:index-body>
      </text:table-of-content>
      <text:p text:style-name="Text_20_body"/>
      <text:h text:style-name="Heading_20_1"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3326798" text:style-name="L1">
        <text:list-item>
          <text:p text:style-name="P7">New random scenario (picture of a globe)</text:p>
        </text:list-item>
        <text:list-item>
          <text:p text:style-name="P7">New historical scenario (European map)</text:p>
        </text:list-item>
        <text:list-item>
          <text:p text:style-name="P7">Load game (image of documents)</text:p>
        </text:list-item>
        <text:list-item>
          <text:p text:style-name="P7">MP joining a game (map with differently colored figure)</text:p>
        </text:list-item>
        <text:list-item>
          <text:p text:style-name="P7">Options (speech balloon with flags and names)</text:p>
        </text:list-item>
        <text:list-item>
          <text:p text:style-name="P7">Scenario-Editor (can edit every possible savegame)</text:p>
        </text:list-item>
        <text:list-item>
          <text:p text:style-name="P7">Exit (two wings of a door)</text:p>
        </text:list-item>
        <text:list-item>
          <text:p text:style-name="P7">Help/Credits (click on logo) </text:p>
        </text:list-item>
      </text:list>
      <text:p text:style-name="Text_20_body">Comments:</text:p>
      <text:list xml:id="list43311599" text:style-name="L2">
        <text:list-item>
          <text:p text:style-name="P8">Upon loading the main elements should be made visible only after a certain time, eg. fade in after 2 seconds.</text:p>
        </text:list-item>
        <text:list-item>
          <text:p text:style-name="P8">Upon change of language, the program needs to restart, need notification about it.</text:p>
        </text:list-item>
        <text:list-item>
          <text:p text:style-name="P8">We start full screen and expect at least 1024 x 768. </text:p>
        </text:list-item>
      </text:list>
      <text:p text:style-name="Text_20_body"/>
      <text:h text:style-name="Heading_20_2" text:outline-level="2"><text:soft-page-break/>Load Scenario dialog</text:h>
      <text:h text:style-name="Heading_20_2" text:outline-level="2">Main map screen</text:h>
      <text:list xml:id="list43296652" text:style-name="L3">
        <text:list-item>
          <text:p text:style-name="P9">Terrain view as background (showing provinces, units, military movements)</text:p>
        </text:list-item>
        <text:list-item>
          <text:p text:style-name="P9">One right side: mini-map</text:p>
        </text:list-item>
        <text:list-item>
          <text:p text:style-name="P9">Selected unit function box</text:p>
        </text:list-item>
        <text:list-item>
          <text:p text:style-name="P9">Menu toolbar (all the different dialogs and help)</text:p>
          <text:p text:style-name="P9"/>
        </text:list-item>
      </text:list>
      <text:p text:style-name="Text_20_body"/>
      <text:h text:style-name="Heading_20_2" text:outline-level="2">Transport dialog</text:h>
      <text:list xml:id="list43305767" text:style-name="L4">
        <text:list-item>
          <text:p text:style-name="P10">All, the dialogs (Transport, Industry, Trade) run in one Frame with top toolbar for other dialogs and help</text:p>
        </text:list-item>
        <text:list-item>
          <text:p text:style-name="P10">Listing for each commodity currently connected to transport network, slider bar representing the amount of each commodity to transport vs. total amount </text:p>
        </text:list-item>
      </text:list>
      <text:h text:style-name="Heading_20_2" text:outline-level="2">Industry dialog</text:h>
      <text:p text:style-name="Text_20_body"/>
      <text:h text:style-name="Heading_20_2" text:outline-level="2">Trade dialog</text:h>
      <text:p text:style-name="Text_20_body"/>
      <text:h text:style-name="Heading_20_2" text:outline-level="2">Statistics dialog</text:h>
      <text:p text:style-name="Text_20_body"/>
      <text:h text:style-name="Heading_20_2" text:outline-level="2">Turn End dialog</text:h>
      <text:p text:style-name="Text_20_body"/>
      <text:h text:style-name="Heading_20_2" text:outline-level="2">Save dialog</text:h>
      <text:p text:style-name="Text_20_body"/>
      <text:h text:style-name="Heading_20_2" text:outline-level="2">Newspaper dialog</text:h>
      <text:p text:style-name="Text_20_body"/>
      <text:h text:style-name="Heading_20_2" text:outline-level="2">Battles dialog</text:h>
      <text:p text:style-name="Text_20_body"/>
      <text:h text:style-name="Heading_20_2" text:outline-level="2">Editor Screen</text:h>
      <text:p text:style-name="Text_20_body"/>
      <text:h text:style-name="Heading_20_2" text:outline-level="2">Minor</text:h>
      <text:p text:style-name="Text_20_body"/>
      <text:list xml:id="list43300399" text:style-name="L5">
        <text:list-item>
          <text:p text:style-name="P11"><text:soft-page-break/>There will be a real time clock in one corner of the screen, can be turned off in the options </text:p>
        </text:list-item>
        <text:list-item>
          <text:p text:style-name="P11">Do we want to have customized mouse cursors? Easy to implement, but is there any real benefit? Mouse cursors should indicate possible actions.</text:p>
        </text:list-item>
        <text:list-item>
          <text:p text:style-name="P11">Savegames should have a screen shown always.</text:p>
        </text:list-item>
        <text:list-item>
          <text:p text:style-name="P11">Inbuilt functionality to make screenshots.</text:p>
        </text:list-item>
      </text:list>
      <text:p text:style-name="Standard"/>
      <text:h text:style-name="Heading_20_1" text:outline-level="1"><text:bookmark text:name="__RefHeading__546_862683640"/>Artificial Intelligence<text:bookmark-end text:name="__RefHeading__546_862683640"/></text:h>
      <text:p text:style-name="Text_20_body"/>
      <text:h text:style-name="Heading_20_2" text:outline-level="2">Requirements</text:h>
      <text:p text:style-name="Text_20_body"/>
      <text:list xml:id="list43325956" text:style-name="L6">
        <text:list-item>
          <text:p text:style-name="P12">Should come in different difficulty levels (3 or 5)</text:p>
        </text:list-item>
        <text:list-item>
          <text:p text:style-name="P12">Should not take too long to think</text:p>
        </text:list-item>
        <text:list-item>
          <text:p text:style-name="P12">Should be predictable</text:p>
        </text:list-item>
        <text:list-item>
          <text:p text:style-name="P12">Should memorize past actions (make it human, tit for tat)</text:p>
        </text:list-item>
        <text:list-item>
          <text:p text:style-name="P12">Should display reasons for it's actions</text:p>
        </text:list-item>
        <text:list-item>
          <text:p text:style-name="P12">Should have optional a personal flavor for each grand nation, definable by some sort of sliders (peacefulness, greediness, ...) </text:p>
        </text:list-item>
        <text:list-item>
          <text:p text:style-name="P12">Should have aims/goals like assimilation in X years, war in Y years and act according to these goals but also redefine them from time to time</text:p>
        </text:list-item>
        <text:list-item>
          <text:p text:style-name="P12">free parameters not determined by the goals are maximized for certain general criteria (money, military, industry)</text:p>
        </text:list-item>
        <text:list-item>
          <text:p text:style-name="P12">Military AI: takes roles (defender, attacker) but never defends completely, always at least tries to counter-attack</text:p>
        </text:list-item>
        <text:list-item>
          <text:p text:style-name="P12">Military AI: single provinces: rather defend (aggressive, cautious), rather attack(aggressive, cautious)</text:p>
        </text:list-item>
        <text:list-item>
          <text:p text:style-name="P12">Declare War, Beg for Peace and then shortly after Declare Ware again without rebuilding phase – this should not happen!</text:p>
        </text:list-item>
        <text:list-item>
          <text:p text:style-name="P12">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43306100" text:style-name="L7">
        <text:list-item>
          <text:p text:style-name="P13">Improve AI performance</text:p>
        </text:list-item>
        <text:list-item>
          <text:p text:style-name="P13">Find optimal parameters (preferences) depending on country and starting value</text:p>
        </text:list-item>
        <text:list-item>
          <text:p text:style-name="P13">Get fast feedback on new algorithms.</text:p>
        </text:list-item>
      </text:list>
      <text:p text:style-name="Text_20_body"/>
      <text:h text:style-name="Heading_20_1" text:outline-level="1"><text:bookmark text:name="__RefHeading__405_764414512"/>Programmers Guide<text:bookmark-end text:name="__RefHeading__405_764414512"/></text:h>
      <text:p text:style-name="Text_20_body"/>
      <text:p text:style-name="Text_20_body">Aim is to make is as customizable as possible with a simple mod structure. Even the main scenario should be seen as a mod.</text:p>
      <text:h text:style-name="Heading_20_2" text:outline-level="2">Coding standards</text:h>
      <text:p text:style-name="Text_20_body"/>
      <text:p text:style-name="Text_20_body">For now as unordered list:</text:p>
      <text:list xml:id="list43316557" text:style-name="L8">
        <text:list-item>
          <text:p text:style-name="P14">Each (significant) submission will be reviewed by another team member who might modify it further.</text:p>
        </text:list-item>
        <text:list-item>
          <text:p text:style-name="P14">Tests have to be programmed for all major parts. Tests have to be performed regularly. (Jenkins/before submitting)</text:p>
        </text:list-item>
        <text:list-item>
          <text:p text:style-name="P14">Code that does not compile should never be submitted.</text:p>
        </text:list-item>
        <text:list-item>
          <text:p text:style-name="P14">Javadoc has to be added for all methods/classes/interfaces at submission level. At the latest when the class has matured extensive documentation is a must.</text:p>
        </text:list-item>
        <text:list-item>
          <text:p text:style-name="P14">Always add the GPLv3+ header to new files. Also add name and creation year. They indicate your consent to the open source license.</text:p>
        </text:list-item>
        <text:list-item>
          <text:p text:style-name="P14">A task driven development (using a Kanban board or similar) with short tasks (minutes to one hour) is preferred.</text:p>
        </text:list-item>
        <text:list-item>
          <text:p text:style-name="P14">If chats are conducted, the log will be archived online. Any private information will be deleted before.</text:p>
        </text:list-item>
        <text:list-item>
          <text:p text:style-name="P14">Everything is conducted in the most simple and straightforward way. If a well supported/mature library is available, which is not too complex or overpowered on it's own, we will always prefer it to coding self.</text:p>
        </text:list-item>
        <text:list-item>
          <text:p text:style-name="P14">Minor tasks will have minor priority. Top priority is always to make the game running, everything else comes later.</text:p>
        </text:list-item>
        <text:list-item>
          <text:p text:style-name="P14">We will not sacrifice clarity for a fast hack. A hack that works somehow but cannot be sufficiently explained or a hack that requires cumbersome or unmotivated modifications should be rejected and the code should be redesigned instead. </text:p>
        </text:list-item>
      </text:list>
      <text:p text:style-name="Text_20_body"/>
      <text:h text:style-name="Heading_20_2" text:outline-level="2">Challenges by topic</text:h>
      <text:list xml:id="list43314303" text:style-name="L9">
        <text:list-item>
          <text:p text:style-name="P15">Tile surveying</text:p>
        </text:list-item>
        <text:list-item>
          <text:p text:style-name="P15">Specialist movement and actions: tile improvement</text:p>
        </text:list-item>
        <text:list-item>
          <text:p text:style-name="P15">Railroad connection test, collection of resources</text:p>
        </text:list-item>
        <text:list-item>
          <text:p text:style-name="P15">Manufacturing of materials</text:p>
        </text:list-item>
        <text:list-item>
          <text:p text:style-name="P15">Military movement</text:p>
        </text:list-item>
        <text:list-item>
          <text:p text:style-name="P15">Help with crashes (auto send?)</text:p>
        </text:list-item>
      </text:list>
      <text:p text:style-name="Standard"/>
      <text:h text:style-name="Heading_20_2" text:outline-level="2">Server/Client</text:h>
      <text:list xml:id="list43309863" text:style-name="L10">
        <text:list-item>
          <text:p text:style-name="P20">We will employ it, just because it will enable Multiplayer easily and because I want to learn it</text:p>
        </text:list-item>
        <text:list-item>
          <text:p text:style-name="P20">We will employ <text:a xlink:type="simple" xlink:href="http://www.ibm.com/developerworks/java/library/j-tcf1/">Thin Client Framework</text:a> to realize communication between Server and Client</text:p>
        </text:list-item>
        <text:list-item>
          <text:p text:style-name="P20">We will make sure we constantly monitor the quality of the connection between client and server.</text:p>
        </text:list-item>
        <text:list-item>
          <text:p text:style-name="P20"><text:soft-page-break/>Also the server will have a GUI for monitoring it's status, etc.</text:p>
        </text:list-item>
      </text:list>
      <text:p text:style-name="Text_20_body"/>
      <text:p text:style-name="Textkörper_20_Bold">Server</text:p>
      <text:list xml:id="list43329228" text:style-name="L19">
        <text:list-item>
          <text:p text:style-name="P26">Scenario rules (HashMap, read-only)</text:p>
        </text:list-item>
        <text:list-item>
          <text:p text:style-name="P26">Nation properties (HashMap, change value but not adding new values)</text:p>
        </text:list-item>
        <text:list-item>
          <text:p text:style-name="P26">Event: change properties: "key" new value</text:p>
        </text:list-item>
      </text:list>
      <text:p text:style-name="Text_20_body"/>
      <text:p text:style-name="P19">Client</text:p>
      <text:list xml:id="list43710466" text:style-name="L20">
        <text:list-item>
          <text:p text:style-name="P27">We could also have a HTML 5 client</text:p>
        </text:list-item>
      </text:list>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_20_body">Adjustable parameters</text:p>
      <text:list xml:id="list43308584" text:style-name="L11">
        <text:list-item>
          <text:p text:style-name="P16">Player nation</text:p>
        </text:list-item>
        <text:list-item>
          <text:p text:style-name="P16">Difficulty level of AI opponents </text:p>
          <text:p text:style-name="P16"/>
        </text:list-item>
      </text:list>
      <text:p text:style-name="Standard"/>
      <text:h text:style-name="Heading_20_2" text:outline-level="2">Scenarios</text:h>
      <text:p text:style-name="Text_20_body"/>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
      <text:p text:style-name="Text_20_body">Scenario parameters</text:p>
      <text:list xml:id="list43320622" text:style-name="L12">
        <text:list-item>
          <text:p text:style-name="P17">Name of scenario</text:p>
        </text:list-item>
        <text:list-item>
          <text:p text:style-name="P17">Description of scenario</text:p>
        </text:list-item>
        <text:list-item>
          <text:p text:style-name="P17">Date (year, season), Turns, ...</text:p>
        </text:list-item>
        <text:list-item>
          <text:p text:style-name="P17">Map (see Map parameters)</text:p>
        </text:list-item>
        <text:list-item>
          <text:p text:style-name="P17">Major country description</text:p>
        </text:list-item>
        <text:list-item>
          <text:p text:style-name="P17">State of industry, work force, army, specialists for each country</text:p>
        </text:list-item>
        <text:list-item>
          <text:p text:style-name="P17">State of research, diplomatic relations, gold for each country </text:p>
        </text:list-item>
      </text:list>
      <text:p text:style-name="Text_20_body"/>
      <text:p text:style-name="Text_20_body">Map parameters</text:p>
      <text:list xml:id="list43317562" text:style-name="L13">
        <text:list-item>
          <text:p text:style-name="P18">Name</text:p>
        </text:list-item>
        <text:list-item>
          <text:p text:style-name="P18">Size</text:p>
        </text:list-item>
        <text:list-item>
          <text:p text:style-name="P18">Distribution of terrain, resources, infrastructure</text:p>
        </text:list-item>
        <text:list-item>
          <text:p text:style-name="P18">Borders, Provinces, Name of provinces</text:p>
        </text:list-item>
        <text:list-item>
          <text:p text:style-name="P18">Countries (Major, Minor) </text:p>
          <text:p text:style-name="P18"/>
        </text:list-item>
      </text:list>
      <text:h text:style-name="Heading_20_2" text:outline-level="2"><text:soft-page-break/>Third party libraries</text:h>
      <text:p text:style-name="Text_20_body"/>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Standard"/>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_20_body"><text:a xlink:type="simple" xlink:href="http://megamek.info/">Megamek</text:a></text:p>
      <text:list xml:id="list43300401" text:style-name="L14">
        <text:list-item>
          <text:p text:style-name="P21">Used libraries: Java 3D (<text:a xlink:type="simple" xlink:href="http://java.net/projects/j3d-core">core</text:a>, utils), <text:a xlink:type="simple" xlink:href="http://catcode.com/pngencoder/">pngencoder</text:a>, <text:a xlink:type="simple" xlink:href="http://java.net/projects/vecmath">vecmath</text:a>, <text:a xlink:type="simple" xlink:href="http://math.nist.gov/~BMiller/java/#TabPanel">TabPanel</text:a>, <text:a xlink:type="simple" xlink:href="http://ostermiller.org/utils/">OsterMiller</text:a></text:p>
        </text:list-item>
        <text:list-item>
          <text:p text:style-name="P21">Uses <text:a xlink:type="simple" xlink:href="http://launch4j.sourceforge.net/">launch4j</text:a></text:p>
        </text:list-item>
        <text:list-item>
          <text:p text:style-name="P21">Nice distinction into client, common, server</text:p>
        </text:list-item>
        <text:list-item>
          <text:p text:style-name="P21">Server with 1.1Mb server.java monster file (27k lines)</text:p>
        </text:list-item>
      </text:list>
      <text:p text:style-name="Textkörper_20_Bold"/>
      <text:p text:style-name="Text_20_body"><text:a xlink:type="simple" xlink:href="http://www.freecol.org/">FreeCol</text:a></text:p>
      <text:list xml:id="list43327147" text:style-name="L15">
        <text:list-item>
          <text:p text:style-name="P22">Used libraries: Jogg/Jorbis/Tritonus/VorbisSPI, <text:a xlink:type="simple" xlink:href="http://www.miglayout.com/">MigLayout</text:a>, Media player <text:a xlink:type="simple" xlink:href="http://theora.org/cortado/">cortado</text:a>, Apache commons (<text:a xlink:type="simple" xlink:href="http://commons.apache.org/cli/">cli</text:a>), XML processor <text:a xlink:type="simple" xlink:href="http://woodstox.codehaus.org/">Woodstox</text:a></text:p>
        </text:list-item>
        <text:list-item>
          <text:p text:style-name="P22">Uses schemas(xsd) extensively to validate XML</text:p>
        </text:list-item>
        <text:list-item>
          <text:p text:style-name="P22">Nice separation into client, server and common/model and client into gui, networking...</text:p>
        </text:list-item>
        <text:list-item>
          <text:p text:style-name="P22">Uses PLAF to extend Metal LAF</text:p>
        </text:list-item>
        <text:list-item>
          <text:p text:style-name="P22">If I am not mistaken, sends XML over network to realize communication</text:p>
        </text:list-item>
        <text:list-item>
          <text:p text:style-name="P22">AI has goals and missions, units are attached to goals</text:p>
        </text:list-item>
      </text:list>
      <text:p text:style-name="Text_20_body"/>
      <text:p text:style-name="Text_20_body"/>
      <text:p text:style-name="Text_20_body"><text:a xlink:type="simple" xlink:href="http://triplea.sourceforge.net/mywiki">TripleA</text:a></text:p>
      <text:list xml:id="list43321107" text:style-name="L16">
        <text:list-item>
          <text:p text:style-name="P23">Used libraries: Swing look and feel (<text:a xlink:type="simple" xlink:href="http://java.net/projects/substance">substance</text:a>), <text:a xlink:type="simple" xlink:href="http://www.oracle.com/technetwork/java/javamail/index.html">JavaMail</text:a>, <text:a xlink:type="simple" xlink:href="http://db.apache.org/derby/index.html">Derby</text:a> database, Beans <text:a xlink:type="simple" xlink:href="http://www.oracle.com/technetwork/java/jaf11-139815.html">activation</text:a>, various apache <text:a xlink:type="simple" xlink:href="http://commons.apache.org/">commons</text:a> (codec, httpclient, logging)</text:p>
        </text:list-item>
        <text:list-item>
          <text:p text:style-name="P23">Extended code base but sparsely commented</text:p>
        </text:list-item>
        <text:list-item>
          <text:p text:style-name="P23">Mac specific code (about dialog position, shutdown handler)</text:p>
        </text:list-item>
        <text:list-item>
          <text:p text:style-name="P23">Sophisticated random generator, against cheating (shared algorithm between different users)</text:p>
        </text:list-item>
        <text:list-item>
          <text:p text:style-name="P23">400kb StrongAI.java code monster</text:p>
        </text:list-item>
        <text:list-item>
          <text:p text:style-name="P23">Global game object and Player set</text:p>
        </text:list-item>
      </text:list>
      <text:p text:style-name="Textkörper_20_Bold"/>
      <text:p text:style-name="Text_20_body"><text:a xlink:type="simple" xlink:href="http://code.google.com/p/open-ig/">OpenIG</text:a></text:p>
      <text:list xml:id="list43296917" text:style-name="L17">
        <text:list-item>
          <text:p text:style-name="P24">Comes with installer as jar.</text:p>
        </text:list-item>
        <text:list-item>
          <text:p text:style-name="P24">Uses often GroupLayout and Swing.</text:p>
        </text:list-item>
        <text:list-item>
          <text:p text:style-name="P24"><text:soft-page-break/>XML input/output with custom element model and javax.xml.stream.</text:p>
        </text:list-item>
        <text:list-item>
          <text:p text:style-name="P24">Custom mission scripting in java extending a class that can manipulate data.</text:p>
        </text:list-item>
        <text:list-item>
          <text:p text:style-name="P24">Used libraries: JCraft Jogg/Jorbis</text:p>
        </text:list-item>
        <text:list-item>
          <text:p text:style-name="P24">Subtitles for cut scenes</text:p>
        </text:list-item>
        <text:list-item>
          <text:p text:style-name="P24">Packages model and design and ui(screens, gfx, editors) all hardcoded in java</text:p>
        </text:list-item>
      </text:list>
      <text:p text:style-name="Text_20_body"/>
      <text:p text:style-name="Textkörper_20_Bold"/>
      <text:p text:style-name="Text_20_body"><text:a xlink:type="simple" xlink:href="http://sourceforge.net/apps/mediawiki/freelords/index.php?title=Main_Page">FreeLords</text:a></text:p>
      <text:p text:style-name="Textkörper_20_Bold"/>
      <text:list xml:id="list43299668" text:style-name="L18">
        <text:list-item>
          <text:p text:style-name="P25">Used libraries <text:a xlink:type="simple" xlink:href="http://code.google.com/p/kryonet/">kryonet</text:a>, <text:a xlink:type="simple" xlink:href="http://balloontip.java.net/">baloontip</text:a>, <text:a xlink:type="simple" xlink:href="http://www.slf4j.org/">slf logging</text:a>, JCraft Jogg/Jorbis, org-openide-filesystems/util/util-lookup (found in netbeans)</text:p>
        </text:list-item>
        <text:list-item>
          <text:p text:style-name="P25">subfolder exception in each package that has special exceptions</text:p>
        </text:list-item>
        <text:list-item>
          <text:p text:style-name="P25">XML input/output using jaxb</text:p>
          <text:p text:style-name="P25"/>
        </text:list-item>
      </text:list>
      <text:p text:style-name="Text_20_body">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Programmers Guide</text:chapter></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20H17M25S</meta:editing-duration>
    <meta:editing-cycles>68</meta:editing-cycles>
    <meta:generator>LibreOffice/3.4$Win32 LibreOffice_project/340m1$Build-302</meta:generator>
    <dc:title>Manual for JLokalize 1.1</dc:title>
    <meta:initial-creator>Jan Keller</meta:initial-creator>
    <dc:date>2012-05-11T00:26:04.41</dc:date>
    <meta:document-statistic meta:table-count="0" meta:image-count="1" meta:object-count="0" meta:page-count="10" meta:paragraph-count="181" meta:word-count="1534" meta:character-count="9160" meta:non-whitespace-character-count="7923"/>
    <dc:creator>Jan Keller</dc:creator>
    <meta:user-defined meta:name="Info 1"/>
    <meta:user-defined meta:name="Info 2"/>
    <meta:user-defined meta:name="Info 3"/>
    <meta:user-defined meta:name="Info 4"/>
  </office:meta>
</office:document-meta>
</file>